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>
          <table:table-cell/>
          <table:table-cell office:value-type="string" calcext:value-type="string">
            <text:p>precision</text:p>
          </table:table-cell>
          <table:table-cell office:value-type="string" calcext:value-type="string">
            <text:p>f-measure</text:p>
          </table:table-cell>
          <table:table-cell office:value-type="string" calcext:value-type="string">
            <text:p>recall</text:p>
          </table:table-cell>
        </table:table-row>
        <table:table-row table:style-name="ro1">
          <table:table-cell office:value-type="string" calcext:value-type="string">
            <text:p>Query_rewriting</text:p>
          </table:table-cell>
          <table:table-cell office:value-type="float" office:value="0.696920064283321" calcext:value-type="float">
            <text:p>0.696920064283321</text:p>
          </table:table-cell>
          <table:table-cell office:value-type="float" office:value="0.690798962763548" calcext:value-type="float">
            <text:p>0.690798962763548</text:p>
          </table:table-cell>
          <table:table-cell office:value-type="float" office:value="0.70462889635676" calcext:value-type="float">
            <text:p>0.70462889635676</text:p>
          </table:table-cell>
        </table:table-row>
        <table:table-row table:style-name="ro1">
          <table:table-cell office:value-type="string" calcext:value-type="string">
            <text:p>Ontology_merging</text:p>
          </table:table-cell>
          <table:table-cell office:value-type="float" office:value="0.639461511124783" calcext:value-type="float">
            <text:p>0.639461511124783</text:p>
          </table:table-cell>
          <table:table-cell office:value-type="float" office:value="0.634481748842368" calcext:value-type="float">
            <text:p>0.634481748842368</text:p>
          </table:table-cell>
          <table:table-cell office:value-type="float" office:value="0.652971552306989" calcext:value-type="float">
            <text:p>0.652971552306989</text:p>
          </table:table-cell>
        </table:table-row>
        <table:table-row table:style-name="ro1">
          <table:table-cell office:value-type="string" calcext:value-type="string">
            <text:p>ra1</text:p>
          </table:table-cell>
          <table:table-cell office:value-type="float" office:value="0.417247045628505" calcext:value-type="float">
            <text:p>0.417247045628505</text:p>
          </table:table-cell>
          <table:table-cell office:value-type="float" office:value="0.411664298899584" calcext:value-type="float">
            <text:p>0.411664298899584</text:p>
          </table:table-cell>
          <table:table-cell office:value-type="float" office:value="0.413342223645578" calcext:value-type="float">
            <text:p>0.413342223645578</text:p>
          </table:table-cell>
        </table:table-row>
        <table:table-row table:style-name="ro1">
          <table:table-cell office:value-type="string" calcext:value-type="string">
            <text:p>Faria_2018</text:p>
          </table:table-cell>
          <table:table-cell office:value-type="float" office:value="0.406522239748739" calcext:value-type="float">
            <text:p>0.406522239748739</text:p>
          </table:table-cell>
          <table:table-cell office:value-type="float" office:value="0.400424876264894" calcext:value-type="float">
            <text:p>0.400424876264894</text:p>
          </table:table-cell>
          <table:table-cell office:value-type="float" office:value="0.400486345416391" calcext:value-type="float">
            <text:p>0.400486345416391</text:p>
          </table:table-cell>
        </table:table-row>
        <table:table-row table:style-name="ro1">
          <table:table-cell office:value-type="string" calcext:value-type="string">
            <text:p>Ritze_2010</text:p>
          </table:table-cell>
          <table:table-cell office:value-type="float" office:value="0.46675353305973" calcext:value-type="float">
            <text:p>0.46675353305973</text:p>
          </table:table-cell>
          <table:table-cell office:value-type="float" office:value="0.460321330950661" calcext:value-type="float">
            <text:p>0.460321330950661</text:p>
          </table:table-cell>
          <table:table-cell office:value-type="float" office:value="0.460728633619582" calcext:value-type="float">
            <text:p>0.46072863361958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18">00/00/0000</text:date>, <text:time style:data-style-name="N2" text:time-value="16:30:10.49103292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8T11:05:49.096081461</meta:creation-date>
    <dc:date>2019-02-18T16:33:13.421515091</dc:date>
    <meta:editing-duration>PT30M38S</meta:editing-duration>
    <meta:editing-cycles>7</meta:editing-cycles>
    <meta:generator>LibreOffice/6.0.3.2$Linux_X86_64 LibreOffice_project/00m0$Build-2</meta:generator>
    <meta:document-statistic meta:table-count="1" meta:cell-count="23" meta:object-count="0"/>
  </office:meta>
</office:document-meta>
</file>